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3c35d" officeooo:paragraph-rsid="0003c35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normal" officeooo:rsid="0004057e" officeooo:paragraph-rsid="0004057e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normal" officeooo:rsid="00044802" officeooo:paragraph-rsid="00044802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bold" officeooo:rsid="0004057e" officeooo:paragraph-rsid="0004057e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bold" officeooo:rsid="00044802" officeooo:paragraph-rsid="0004480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 site <text:span text:style-name="T1">Kenney </text:span><text:span text:style-name="T2">serve para conseguir elementos para compor o cenário de um game 2D.</text:span></text:p>
      <text:p text:style-name="P1">Para tornar um objeto se tornar tangível, devesse clicar em <text:span text:style-name="T1">add components</text:span> e depois selecionar a opção <text:span text:style-name="T1">rigidbody</text:span></text:p>
      <text:p text:style-name="P1"><text:span text:style-name="T1"/></text:p>
      <text:p text:style-name="P4">Programando o vôo do avião</text:p>
      <text:p text:style-name="P2">Primeiro devesse selecionar a ferramenta do VisualStudio Code, indo em <text:span text:style-name="T1">edit &gt; preferences &gt; external Tools </text:span><text:s/>e selecionar a opção do VS Code</text:p>
      <text:p text:style-name="P2"/>
      <text:p text:style-name="P3">Uma pasta <text:span text:style-name="T1">scripts </text:span>deve ser criada, ali serão depositados os scripts de cada elemento. Criando um arquivo em C#, ele terá dois métodos:</text:p>
      <text:p text:style-name="P5">void Start() <text:span text:style-name="T2">dentro desse método será inserido tudo que o elemento fará assim que o jogo começar</text:span></text:p>
      <text:p text:style-name="P5">void Update() <text:span text:style-name="T2">esse método será inserido o que o elemento fará a cada frame, o máximo é 60, daí o termo 60ft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3-01-21T20:47:14.434000000</dc:date>
    <meta:editing-duration>PT15M5S</meta:editing-duration>
    <meta:editing-cycles>3</meta:editing-cycles>
    <meta:document-statistic meta:table-count="0" meta:image-count="0" meta:object-count="0" meta:page-count="1" meta:paragraph-count="7" meta:word-count="123" meta:character-count="696" meta:non-whitespace-character-count="579"/>
  </office:meta>
</office:document-meta>
</file>